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T1" style:family="text">
      <style:text-properties style:font-name="Arial" fo:font-size="10pt" fo:country="none" style:font-name-asian="Tahoma"/>
    </style:style>
    <style:style style:name="T2" style:family="text">
      <style:text-properties style:font-name="Arial" fo:font-size="10pt" fo:country="none" style:font-name-asian="Tahoma" fo:color="#ff0000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number-columns-repeated="1015" table:default-cell-style-name="ce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Not Working:</text:p>
          </table:table-cell>
          <table:table-cell table:style-name="Default"/>
          <table:table-cell table:style-name="Default" office:value-type="string" calcext:value-type="string">
            <text:p><text:span text:style-name="T3"><text:a xlink:href="https://www.youtube.com/watch?feature=player_embedded&amp;v=sLnPChZFTAs" xlink:type="simple">cccc</text:a></text:span></text:p>
          </table:table-cell>
          <table:table-cell table:style-name="Default" office:value-type="string" calcext:value-type="string">
            <text:p>aaaaa bbbb <text:span text:style-name="T3"><text:a xlink:href="https://www.youtube.com/watch?feature=player_embedded&amp;v=sLnPChZFTAs" xlink:type="simple">cccc</text:a></text:span></text:p>
          </table:table-cell>
          <table:table-cell table:style-name="Default"/>
          <table:table-cell table:style-name="Default" office:value-type="string" calcext:value-type="string">
            <text:p><text:span text:style-name="T3"><text:a xlink:href="https://www.youtube.com/watch?feature=player_embedded&amp;v=sLnPChZFTAs" xlink:type="simple">cccc</text:a></text:span></text:p>
          </table:table-cell>
          <table:table-cell table:style-name="Default" office:value-type="string" calcext:value-type="string">
            <text:p/>
          </table:table-cell>
          <table:table-cell table:style-name="Default" table:number-columns-repeated="1017"/>
        </table:table-row>
        <table:table-row table:style-name="ro1">
          <table:table-cell table:style-name="ce1"/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Working:</text:p>
          </table:table-cell>
          <table:table-cell table:style-name="Default"/>
          <table:table-cell table:style-name="Default" office:value-type="string" calcext:value-type="string">
            <text:p>cccc</text:p>
          </table:table-cell>
          <table:table-cell table:style-name="Default" office:value-type="string" calcext:value-type="string">
            <text:p>aaaa bbbb cccc</text:p>
          </table:table-cell>
          <table:table-cell table:style-name="Default"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Steps how to reproduce problem</text:p>
          </table:table-cell>
          <table:table-cell table:style-name="Default" table:number-columns-repeated="102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Something what works fine: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doubleclick on white area in cell C5:</text:p>
            <text:p><text:span text:style-name="T1">» Edit mode, Caret right from string "cccc"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8" table:number-rows-spanned="1">
            <text:p>&lt;ctrl+a&gt;, complete string is select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&lt;ctrl+c&gt; for cop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Click cell G5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&lt;ctrl+v&gt; for paste</text:p>
            <text:p><text:span text:style-name="T1">» "cccc" appears in cell G5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Problem: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8" table:number-rows-spanned="1">
            <text:p>doubleclick on white area in cell C3:</text:p>
            <text:p><text:span text:style-name="T1">» Edit mode, Caret right from string "cccc"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 table:number-columns-spanned="8" table:number-rows-spanned="1">
            <text:p>&lt;ctrl+a&gt;, complete string is select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8" table:number-rows-spanned="1">
            <text:p>&lt;ctrl+c&gt; for cop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8" table:number-rows-spanned="1">
            <text:p>Click cell G3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 table:number-columns-spanned="8" table:number-rows-spanned="1">
            <text:p>&lt;ctrl+v&gt; for paste</text:p>
            <text:p><text:span text:style-name="T1">» </text:span><text:span text:style-name="T2">nothing</text:span><text:span text:style-name="T1"> appears in cell G3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 style:data-style-name="N2" text:time-value="08:42:47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2:42:25.708000000</meta:creation-date>
    <dc:date>2014-08-17T08:43:24.990000000</dc:date>
    <meta:editing-duration>PT17M51S</meta:editing-duration>
    <meta:editing-cycles>5</meta:editing-cycles>
    <meta:generator>LibreOfficeDev/4.4.0.0.alpha0$Windows_x86 LibreOffice_project/0771823d80abadf8e7f2ccc078f3f9e2c277f8a5</meta:generator>
    <meta:document-statistic meta:table-count="1" meta:cell-count="31" meta:object-count="0"/>
  </office:meta>
</office:document-meta>
</file>